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3f62" officeooo:paragraph-rsid="00173f62"/>
    </style:style>
    <style:style style:name="P2" style:family="paragraph" style:parent-style-name="Standard">
      <style:text-properties officeooo:rsid="0017a75d" officeooo:paragraph-rsid="0017a75d"/>
    </style:style>
    <style:style style:name="P3" style:family="paragraph" style:parent-style-name="Standard">
      <style:text-properties officeooo:rsid="0017a75d" officeooo:paragraph-rsid="00197256"/>
    </style:style>
    <style:style style:name="P4" style:family="paragraph" style:parent-style-name="Standard">
      <style:text-properties officeooo:rsid="00197256" officeooo:paragraph-rsid="00197256"/>
    </style:style>
    <style:style style:name="T1" style:family="text">
      <style:text-properties officeooo:rsid="0017a75d"/>
    </style:style>
    <style:style style:name="T2" style:family="text">
      <style:text-properties officeooo:rsid="00197256"/>
    </style:style>
    <style:style style:name="T3" style:family="text">
      <style:text-properties officeooo:rsid="001a9e7c"/>
    </style:style>
    <style:style style:name="T4" style:family="text">
      <style:text-properties officeooo:rsid="001ae034"/>
    </style:style>
    <style:style style:name="T5" style:family="text">
      <style:text-properties officeooo:rsid="001b2c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I</text:span>ntroduction</text:p>
      <text:p text:style-name="P1"/>
      <text:p text:style-name="P1">I) <text:s/>Rappel de la problématique</text:p>
      <text:p text:style-name="P1"><text:tab/><text:span text:style-name="T1">objectifs</text:span></text:p>
      <text:p text:style-name="P1"><text:tab/>cahier des charges</text:p>
      <text:p text:style-name="P1"><text:tab/></text:p>
      <text:p text:style-name="P4">II) Organisation du travail</text:p>
      <text:p text:style-name="P4"><text:tab/><text:span text:style-name="T3">répartition des tâches</text:span></text:p>
      <text:p text:style-name="P4"><text:tab/><text:span text:style-name="T3">utilisation d'un logiciel de gestion de versions: GIT</text:span></text:p>
      <text:p text:style-name="P1"/>
      <text:p text:style-name="P2">II) Conception Algorithmique</text:p>
      <text:p text:style-name="P2"><text:tab/>ouverture des fichiers</text:p>
      <text:p text:style-name="P2"><text:tab/>détections des conflits</text:p>
      <text:p text:style-name="P2"/>
      <text:p text:style-name="P2"/>
      <text:p text:style-name="P2">I<text:span text:style-name="T5">II</text:span>) Conception Graphique</text:p>
      <text:p text:style-name="P3"><text:tab/><text:span text:style-name="T2">carte</text:span></text:p>
      <text:p text:style-name="P3"><text:tab/><text:span text:style-name="T2">menus</text:span></text:p>
      <text:p text:style-name="P3"/>
      <text:p text:style-name="P3"/>
      <text:p text:style-name="P3"><text:span text:style-name="T2">Conclusion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20:32:56.558552029</meta:creation-date>
    <dc:date>2014-06-12T22:15:18.520794500</dc:date>
    <meta:editing-duration>PT56M49S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1" meta:paragraph-count="15" meta:word-count="40" meta:character-count="299" meta:non-whitespace-character-count="262"/>
  </office:meta>
</office:document-meta>
</file>